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5.3cm" table:align="margins"/>
    </style:style>
    <style:style style:name="Tabla4.A" style:family="table-column">
      <style:table-column-properties style:column-width="7.65cm" style:rel-column-width="32767*"/>
    </style:style>
    <style:style style:name="Tabla4.B" style:family="table-column">
      <style:table-column-properties style:column-width="7.65cm" style:rel-column-width="32768*"/>
    </style:style>
    <style:style style:name="Tabla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3cm" table:align="margins"/>
    </style:style>
    <style:style style:name="Tabla3.A" style:family="table-column">
      <style:table-column-properties style:column-width="7.65cm" style:rel-column-width="32767*"/>
    </style:style>
    <style:style style:name="Tabla3.B" style:family="table-column">
      <style:table-column-properties style:column-width="7.65cm" style:rel-column-width="32768*"/>
    </style:style>
    <style:style style:name="Tabla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eeeeee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2dc3bc9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text-properties officeooo:paragraph-rsid="004e76d7"/>
    </style:style>
    <style:style style:name="P7" style:family="paragraph" style:parent-style-name="Standard">
      <style:paragraph-properties fo:text-align="center" style:justify-single-word="false"/>
      <style:text-properties officeooo:paragraph-rsid="004fa972"/>
    </style:style>
    <style:style style:name="P8" style:family="paragraph" style:parent-style-name="Standard">
      <style:paragraph-properties fo:text-align="center" style:justify-single-word="false"/>
      <style:text-properties officeooo:paragraph-rsid="006d54fd"/>
    </style:style>
    <style:style style:name="P9" style:family="paragraph" style:parent-style-name="Standard">
      <style:text-properties officeooo:rsid="0092caed" officeooo:paragraph-rsid="0092caed"/>
    </style:style>
    <style:style style:name="P10" style:family="paragraph" style:parent-style-name="Standard">
      <style:text-properties officeooo:rsid="006681ef" officeooo:paragraph-rsid="0078e183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size="9pt" fo:font-weight="bold" officeooo:rsid="009378d4" officeooo:paragraph-rsid="009378d4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9pt" fo:font-weight="bold" officeooo:rsid="0092caed" officeooo:paragraph-rsid="0092cae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size="9pt" officeooo:rsid="0092caed" officeooo:paragraph-rsid="0092caed" style:font-size-asian="9pt" style:font-size-complex="9pt"/>
    </style:style>
    <style:style style:name="P15" style:family="paragraph" style:parent-style-name="Table_20_Contents">
      <style:paragraph-properties fo:text-align="justify" style:justify-single-word="false"/>
      <style:text-properties fo:font-size="9pt" officeooo:rsid="009378d4" officeooo:paragraph-rsid="009378d4" style:font-size-asian="9pt" style:font-size-complex="9pt"/>
    </style:style>
    <style:style style:name="P16" style:family="paragraph" style:parent-style-name="Table_20_Contents">
      <style:paragraph-properties fo:text-align="justify" style:justify-single-word="false"/>
      <style:text-properties fo:font-size="9pt" officeooo:rsid="009901b8" officeooo:paragraph-rsid="009901b8" style:font-size-asian="9pt" style:font-size-complex="9pt"/>
    </style:style>
    <style:style style:name="P17" style:family="paragraph" style:parent-style-name="Text_20_body">
      <style:text-properties officeooo:rsid="0092caed" officeooo:paragraph-rsid="0092caed"/>
    </style:style>
    <style:style style:name="P18" style:family="paragraph" style:parent-style-name="Text_20_body">
      <style:text-properties officeooo:rsid="004fa972" officeooo:paragraph-rsid="0063f744"/>
    </style:style>
    <style:style style:name="P19" style:family="paragraph" style:parent-style-name="Text_20_body">
      <style:text-properties officeooo:rsid="009378d4" officeooo:paragraph-rsid="009378d4"/>
    </style:style>
    <style:style style:name="P20" style:family="paragraph" style:parent-style-name="Table_20_Contents">
      <style:text-properties officeooo:rsid="009c77af" officeooo:paragraph-rsid="009c77af"/>
    </style:style>
    <style:style style:name="P21" style:family="paragraph" style:parent-style-name="Text_20_body">
      <style:text-properties officeooo:rsid="009b27d1" officeooo:paragraph-rsid="009b27d1"/>
    </style:style>
    <style:style style:name="P22" style:family="paragraph" style:parent-style-name="Text_20_body">
      <style:text-properties officeooo:rsid="009378d4" officeooo:paragraph-rsid="009378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6d54fd" style:font-weight-asian="bold" style:font-weight-complex="bold"/>
    </style:style>
    <style:style style:name="T4" style:family="text">
      <style:text-properties fo:font-weight="bold" officeooo:rsid="0098980a" style:font-weight-asian="bold" style:font-weight-complex="bold"/>
    </style:style>
    <style:style style:name="T5" style:family="text">
      <style:text-properties fo:font-weight="bold" officeooo:rsid="009a64e3" style:font-weight-asian="bold" style:font-weight-complex="bold"/>
    </style:style>
    <style:style style:name="T6" style:family="text">
      <style:text-properties officeooo:rsid="006d54fd"/>
    </style:style>
    <style:style style:name="T7" style:family="text">
      <style:text-properties officeooo:rsid="0092caed"/>
    </style:style>
    <style:style style:name="T8" style:family="text">
      <style:text-properties officeooo:rsid="009378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2"><text:span text:style-name="T2">Nombre</text:span><text:span text:style-name="T1">: </text:span><text:span text:style-name="T5">Rodrigo Iglesias Nieto</text:span></text:p>
          </table:table-cell>
        </table:table-row>
      </table:table>
      <text:p text:style-name="P5"/>
      <text:p text:style-name="P8"><text:span text:style-name="T3">Gestión de </text:span><text:span text:style-name="T4">ficheros</text:span>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draw:frame draw:style-name="fr1" draw:name="Imagen24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2.B1" office:value-type="string">
            <text:p text:style-name="P18">1. <text:span text:style-name="T7">Dado un sistema de ficheros que dispone de la siguiente tabla FAT</text:span><text:span text:style-name="T6">:</text:span></text:p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12">Bloque</text:p>
                </table:table-cell>
                <table:table-cell table:style-name="Tabla4.B1" office:value-type="string">
                  <text:p text:style-name="P12">Etiqueta</text:p>
                </table:table-cell>
              </table:table-row>
              <table:table-row>
                <table:table-cell table:style-name="Tabla4.A11" office:value-type="string">
                  <text:p text:style-name="P14">0</text:p>
                </table:table-cell>
                <table:table-cell table:style-name="Tabla4.B11" office:value-type="string">
                  <text:p text:style-name="P14">x</text:p>
                </table:table-cell>
              </table:table-row>
              <table:table-row>
                <table:table-cell table:style-name="Tabla4.A11" office:value-type="string">
                  <text:p text:style-name="P14">1</text:p>
                </table:table-cell>
                <table:table-cell table:style-name="Tabla4.B11" office:value-type="string">
                  <text:p text:style-name="P14">x</text:p>
                </table:table-cell>
              </table:table-row>
              <table:table-row>
                <table:table-cell table:style-name="Tabla4.A11" office:value-type="string">
                  <text:p text:style-name="P14">2</text:p>
                </table:table-cell>
                <table:table-cell table:style-name="Tabla4.B11" office:value-type="string">
                  <text:p text:style-name="P15">x</text:p>
                </table:table-cell>
              </table:table-row>
              <table:table-row>
                <table:table-cell table:style-name="Tabla4.A11" office:value-type="string">
                  <text:p text:style-name="P14">3</text:p>
                </table:table-cell>
                <table:table-cell table:style-name="Tabla4.B11" office:value-type="string">
                  <text:p text:style-name="P14">E</text:p>
                </table:table-cell>
              </table:table-row>
              <table:table-row>
                <table:table-cell table:style-name="Tabla4.A11" office:value-type="string">
                  <text:p text:style-name="P14">4</text:p>
                </table:table-cell>
                <table:table-cell table:style-name="Tabla4.B11" office:value-type="string">
                  <text:p text:style-name="P15">6</text:p>
                </table:table-cell>
              </table:table-row>
              <table:table-row>
                <table:table-cell table:style-name="Tabla4.A11" office:value-type="string">
                  <text:p text:style-name="P14">5</text:p>
                </table:table-cell>
                <table:table-cell table:style-name="Tabla4.B11" office:value-type="string">
                  <text:p text:style-name="P14">BAD</text:p>
                </table:table-cell>
              </table:table-row>
              <table:table-row>
                <table:table-cell table:style-name="Tabla4.A11" office:value-type="string">
                  <text:p text:style-name="P14">6</text:p>
                </table:table-cell>
                <table:table-cell table:style-name="Tabla4.B11" office:value-type="string">
                  <text:p text:style-name="P15">7</text:p>
                </table:table-cell>
              </table:table-row>
              <table:table-row>
                <table:table-cell table:style-name="Tabla4.A11" office:value-type="string">
                  <text:p text:style-name="P14">7</text:p>
                </table:table-cell>
                <table:table-cell table:style-name="Tabla4.B11" office:value-type="string">
                  <text:p text:style-name="P14">EOF</text:p>
                </table:table-cell>
              </table:table-row>
              <table:table-row>
                <table:table-cell table:style-name="Tabla4.A11" office:value-type="string">
                  <text:p text:style-name="P14">8</text:p>
                </table:table-cell>
                <table:table-cell table:style-name="Tabla4.B11" office:value-type="string">
                  <text:p text:style-name="P15">5</text:p>
                </table:table-cell>
              </table:table-row>
              <table:table-row>
                <table:table-cell table:style-name="Tabla4.A11" office:value-type="string">
                  <text:p text:style-name="P16">9</text:p>
                </table:table-cell>
                <table:table-cell table:style-name="Tabla4.B11" office:value-type="string">
                  <text:p text:style-name="P14">EOF</text:p>
                </table:table-cell>
              </table:table-row>
            </table:table>
            <text:p text:style-name="P9"/>
            <text:p text:style-name="P17">Donde la tabla de entrada de directorios raíz situada en el bloque <text:span text:style-name="T8">3</text:span> contiene lo siguiente:</text:p>
            <table:table table:name="Tabla3" table:style-name="Tabla3">
              <table:table-column table:style-name="Tabla3.A"/>
              <table:table-column table:style-name="Tabla3.B"/>
              <table:table-row>
                <table:table-cell table:style-name="Tabla3.A1" office:value-type="string">
                  <text:p text:style-name="P13">Fichero</text:p>
                </table:table-cell>
                <table:table-cell table:style-name="Tabla3.B1" office:value-type="string">
                  <text:p text:style-name="P13">Bloque</text:p>
                </table:table-cell>
              </table:table-row>
              <table:table-row>
                <table:table-cell table:style-name="Tabla3.A5" office:value-type="string">
                  <text:p text:style-name="P14">Imagen.png</text:p>
                </table:table-cell>
                <table:table-cell table:style-name="Tabla3.B5" office:value-type="string">
                  <text:p text:style-name="P15">4</text:p>
                </table:table-cell>
              </table:table-row>
              <table:table-row>
                <table:table-cell table:style-name="Tabla3.A5" office:value-type="string">
                  <text:p text:style-name="P14">Archivo.txt</text:p>
                </table:table-cell>
                <table:table-cell table:style-name="Tabla3.B5" office:value-type="string">
                  <text:p text:style-name="P15">9</text:p>
                </table:table-cell>
              </table:table-row>
              <table:table-row>
                <table:table-cell table:style-name="Tabla3.A5" office:value-type="string">
                  <text:p text:style-name="P14">Archivo2.txt</text:p>
                </table:table-cell>
                <table:table-cell table:style-name="Tabla3.B5" office:value-type="string">
                  <text:p text:style-name="P15">5</text:p>
                </table:table-cell>
              </table:table-row>
              <table:table-row>
                <table:table-cell table:style-name="Tabla3.A5" office:value-type="string">
                  <text:p text:style-name="P14">Imagen2.png</text:p>
                </table:table-cell>
                <table:table-cell table:style-name="Tabla3.B5" office:value-type="string">
                  <text:p text:style-name="P15">8</text:p>
                </table:table-cell>
              </table:table-row>
            </table:table>
            <text:p text:style-name="P17"/>
            <text:p text:style-name="P19">a) Indica si hay alguna incoherencia en la configuración actual mostrada en la tabla FAT y en la tabla de entrada de directorios raíz</text:p>
            <text:p text:style-name="P19">b) Indica cuántos acceso a bloque serán necesarios para alcanzar el último bloque del fichero Imagen.png (considerar el acceso a bloque que supone la consulta sobre la entrada del directorio)</text:p>
            <text:p text:style-name="P19"/>
          </table:table-cell>
        </table:table-row>
        <table:table-row>
          <table:table-cell table:style-name="Tabla2.A2" table:number-columns-spanned="2" office:value-type="string">
            <text:p text:style-name="P11">Respuesta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19">a) Indica si hay alguna incoherencia en la configuración actual mostrada en la tabla FAT y en la tabla de entrada de directorios raíz</text:p>
            <text:p text:style-name="P21">Archivo2.txt está asociado a un bloque corrupto y para acceder al bloque 8, con imagen2.png, está asociado a otro archivo corrupto. </text:p>
            <text:p text:style-name="P19"/>
            <text:p text:style-name="P19"><text:soft-page-break/></text:p>
            <text:p text:style-name="P19">b) Indica cuántos acceso a bloque serán necesarios para alcanzar el último bloque del fichero Imagen.png (considerar el acceso a bloque que supone la consulta sobre la entrada del directorio)</text:p>
            <text:p text:style-name="P10"/>
            <text:p text:style-name="P20">1 acceso a E (bloque 3)</text:p>
            <text:p text:style-name="P20">1 acceso a Imagen.png(bloque 4)</text:p>
            <text:p text:style-name="P20">1 acceso siguiente bloque imagen.png(bloque 6)</text:p>
            <text:p text:style-name="P20">1 acceso siguiente bloque imagen.png(bloque 7)</text:p>
            <text:p text:style-name="P20"/>
            <text:p text:style-name="P20">4 accesos en total.</text:p>
          </table:table-cell>
          <table:covered-table-cell/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1-21T16:22:28.728000000</dc:date>
    <meta:editing-duration>PT11H4M16S</meta:editing-duration>
    <meta:editing-cycles>203</meta:editing-cycles>
    <meta:generator>LibreOffice/6.4.3.2$Windows_X86_64 LibreOffice_project/747b5d0ebf89f41c860ec2a39efd7cb15b54f2d8</meta:generator>
    <meta:document-statistic meta:table-count="4" meta:image-count="2" meta:object-count="0" meta:page-count="2" meta:paragraph-count="50" meta:word-count="226" meta:character-count="1265" meta:non-whitespace-character-count="1086"/>
  </office:meta>
</office:document-meta>
</file>